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/>
    <style:font-face style:name="Mangal2" svg:font-family="Manga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fccd5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049b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1049b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9pt" officeooo:paragraph-rsid="001049be" style:font-size-asian="9pt" style:font-size-complex="9pt"/>
    </style:style>
    <style:style style:name="P5" style:family="paragraph" style:parent-style-name="Standard">
      <style:paragraph-properties fo:margin-left="0cm" fo:margin-right="0cm" fo:text-indent="0cm" style:auto-text-indent="false" fo:break-before="auto" fo:break-after="auto" style:writing-mode="lr-tb"/>
      <style:text-properties fo:font-size="9pt" officeooo:paragraph-rsid="001049be" style:font-size-asian="9pt" style:font-size-complex="9pt"/>
    </style:style>
    <style:style style:name="P6" style:family="paragraph" style:parent-style-name="Standard">
      <style:paragraph-properties fo:margin-left="0cm" fo:margin-right="0cm" fo:text-indent="0cm" style:auto-text-indent="false" fo:break-before="auto" fo:break-after="auto" style:writing-mode="lr-tb"/>
      <style:text-properties officeooo:paragraph-rsid="001049be"/>
    </style:style>
    <style:style style:name="T1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style:font-size-asian="11pt" style:font-style-asian="normal" style:font-weight-asian="normal" style:font-size-complex="11pt"/>
    </style:style>
    <style:style style:name="T2" style:family="text">
      <style:text-properties fo:font-variant="normal" fo:text-transform="none" style:text-line-through-style="none" style:font-name="Arial1" fo:font-size="11pt" fo:font-style="normal" style:text-underline-style="none" fo:font-weight="normal" officeooo:rsid="001049be" style:text-blinking="false" style:font-size-asian="11pt" style:font-style-asian="normal" style:font-weight-asian="normal" style:font-size-complex="11pt"/>
    </style:style>
    <style:style style:name="T3" style:family="text">
      <style:text-properties fo:font-variant="normal" fo:text-transform="none" style:text-line-through-style="none" style:font-name="Arial1" fo:font-size="11pt" fo:font-style="normal" style:text-underline-style="none" fo:font-weight="normal" officeooo:rsid="00155cc5" style:text-blinking="false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#ffffff" style:font-size-asian="11pt" style:font-style-asian="normal" style:font-weight-asian="normal" style:font-size-complex="11pt"/>
    </style:style>
    <style:style style:name="T5" style:family="text">
      <style:text-properties style:font-name="Arial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Arial1" fo:font-size="11pt" fo:font-weight="normal" officeooo:rsid="001049be" style:font-size-asian="11pt" style:font-weight-asian="normal" style:font-size-complex="11pt" style:font-weight-complex="normal"/>
    </style:style>
    <style:style style:name="T8" style:family="text">
      <style:text-properties style:font-name="Arial1" fo:font-size="11pt" fo:font-weight="normal" officeooo:rsid="00120654" style:font-size-asian="11pt" style:font-weight-asian="normal" style:font-size-complex="11pt" style:font-weight-complex="normal"/>
    </style:style>
    <style:style style:name="T9" style:family="text">
      <style:text-properties style:font-name="Arial1" fo:font-size="11pt" fo:font-weight="normal" officeooo:rsid="0013781a" style:font-size-asian="11pt" style:font-weight-asian="normal" style:font-size-complex="11pt" style:font-weight-complex="normal"/>
    </style:style>
    <style:style style:name="T10" style:family="text">
      <style:text-properties fo:color="#000000" style:text-position="super 58%" style:font-name="Arial1" fo:font-size="11pt" fo:language="en" fo:country="GB" fo:font-weight="normal" style:letter-kerning="true" style:font-size-asian="11pt" style:language-asian="zh" style:country-asian="CN" style:font-weight-asian="normal" style:font-name-complex="Mangal2" style:font-size-complex="11pt" style:language-complex="hi" style:country-complex="IN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6">I am a 1</text:span></text:span><text:span text:style-name="Strong_20_Emphasis"><text:span text:style-name="T10">st</text:span></text:span><text:span text:style-name="Strong_20_Emphasis"><text:span text:style-name="T6"> Year PhD candidate at The School of Architecture, University of Sheffield, </text:span></text:span><text:span text:style-name="Strong_20_Emphasis"><text:span text:style-name="T7">with a full scholarship from the ESCR</text:span></text:span><text:span text:style-name="Strong_20_Emphasis"><text:span text:style-name="T6">. My research is focused on </text:span></text:span><text:span text:style-name="Strong_20_Emphasis"><text:span text:style-name="T7">the use </text:span></text:span><text:span text:style-name="Strong_20_Emphasis"><text:span text:style-name="T6">computing technology as a </text:span></text:span><text:span text:style-name="Strong_20_Emphasis"><text:span text:style-name="T7">design </text:span></text:span><text:span text:style-name="Strong_20_Emphasis"><text:span text:style-name="T6">method rather than merely a </text:span></text:span><text:span text:style-name="Strong_20_Emphasis"><text:span text:style-name="T7">set</text:span></text:span><text:span text:style-name="Strong_20_Emphasis"><text:span text:style-name="T6"> of tools, </text:span></text:span><text:span text:style-name="Strong_20_Emphasis"><text:span text:style-name="T7">with a specific focus on open source and participatory models of computational design and simulation.</text:span></text:span></text:p>
      <text:p text:style-name="P1"><text:span text:style-name="Strong_20_Emphasis"><text:span text:style-name="T6"/></text:span></text:p>
      <text:p text:style-name="P2"><text:span text:style-name="Strong_20_Emphasis"><text:span text:style-name="T7">I studied architecture at Sheffield University, graduating in 2003 with commendation. I completed an AHRC funded MSc in Computational Design at UEL, under course directors Paul Coates and Christian Derix. My thesis work focused on the use of </text:span></text:span><text:span text:style-name="Strong_20_Emphasis"><text:span text:style-name="T9">a</text:span></text:span><text:span text:style-name="Strong_20_Emphasis"><text:span text:style-name="T7">rtificial </text:span></text:span><text:span text:style-name="Strong_20_Emphasis"><text:span text:style-name="T9">n</text:span></text:span><text:span text:style-name="Strong_20_Emphasis"><text:span text:style-name="T7">eural </text:span></text:span><text:span text:style-name="Strong_20_Emphasis"><text:span text:style-name="T9">n</text:span></text:span><text:span text:style-name="Strong_20_Emphasis"><text:span text:style-name="T7">etworks </text:span></text:span><text:span text:style-name="Strong_20_Emphasis"><text:span text:style-name="T9">for</text:span></text:span><text:span text:style-name="Strong_20_Emphasis"><text:span text:style-name="T7"> spatial mappings, for which I was awarded a Distinction. I have presented this work in </text:span></text:span><text:span text:style-name="Strong_20_Emphasis"><text:span text:style-name="T8">London, </text:span></text:span><text:span text:style-name="Strong_20_Emphasis"><text:span text:style-name="T7">Milan, Madrid and Barclelona and aspects of this work have recently been published as part of a co-authored article with Dr. Nishat Awan, in the journal 'Space and Culture'.</text:span></text:span></text:p>
      <text:p text:style-name="P1"/>
      <text:p text:style-name="P1"><text:span text:style-name="Strong_20_Emphasis"><text:span text:style-name="T7">In addition, since completing my professional qualifications , I have worked extensively as an architect in practice, most recently at</text:span></text:span><text:span text:style-name="T1"> Bryden Wood </text:span><text:span text:style-name="T3">Ltd</text:span><text:span text:style-name="T1"> in London, where I </text:span><text:span text:style-name="T2">was</text:span><text:span text:style-name="T1"> responsible for the development of BIM strategies for a number of major private and public sector clients. I </text:span><text:span text:style-name="T2">worked</text:span><text:span text:style-name="T1"> with major software companies in developing the Government’s BIM standards. Previously, as project director at Slider Studio, a digital media and design research practice, I was involved in the design, development and programming of new software and plug-ins for architectural design, collaboration and participation.</text:span></text:p>
      <text:p text:style-name="P1"/>
      <text:p text:style-name="P1"><text:span text:style-name="T1">I am a founder member </text:span><text:span text:style-name="T2">and director </text:span><text:span text:style-name="T1">of the design collective openkhana.ne</text:span><text:span text:style-name="T3">t which </text:span><text:span text:style-name="T4">explores the use of digital techniques for mapping and representation that deal with social, cultural and political iss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/>
    <style:font-face style:name="Mangal2" svg:font-family="Manga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20:22:55.64</meta:creation-date>
    <dc:date>2013-06-01T21:47:17.50</dc:date>
    <meta:editing-duration>PT1H23M33S</meta:editing-duration>
    <meta:editing-cycles>6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4" meta:word-count="266" meta:character-count="1686" meta:non-whitespace-character-count="1424"/>
  </office:meta>
</office:document-meta>
</file>